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VIAttrNSImpl.getAttributeDecla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AttrNSImpl.getItemValu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AttrNSImpl.getSchemaDefaul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AttrNSImpl.PSVIAttrNSImpl( CoreDocumentImpl ownerDocument , String namespaceURI , String qualifiedName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AttrNSImpl.getActualNormaliz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SVIAttrNSImpl.getValidationAttemp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AttrNSImpl.getMemberType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AttrNSImpl.getType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AttrNSImpl.setPSVI( AttributePSVI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SVIAttrNSImpl.writeObject( Object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AttrNSImpl.getIsSchemaSpec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AttrNSImpl.getActualNormalizedValu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AttrNSImpl.getErrorC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SVIAttrNSImpl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AttrNSImpl.getSchemaNormalized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AttrNSImpl.readObject( Object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AttrNSImpl.getValid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VIAttrNSImpl.getErrorMessag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SVIAttrNSImpl.PSVIAttrNSImpl( CoreDocumentImpl ownerDocument , String namespaceURI , String qualifie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